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  <style:paragraph-properties fo:margin-top="0in" fo:margin-bottom="0in"/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</style:style>
    <style:style style:name="P108" style:family="paragraph" style:parent-style-name="Text_20_body" style:list-style-name="L103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26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Subtipos - regras e restrições<text:bookmark-end text:name="subtipos---regras-e-restrições"/></text:h>
      <text:h text:style-name="Heading_20_3" text:outline-level="3"><text:bookmark-start text:name="restrições"/>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2">## <text:s text:c="2"/>A NOT_A B NOT_B A_OR_B A_AND_B</text:p>
      <text:p text:style-name="P63">## 1 V <text:s text:c="4"/>F V <text:s text:c="4"/>F <text:s text:c="5"/>V <text:s text:c="6"/>V</text:p>
      <text:p text:style-name="P64">## 2 V <text:s text:c="4"/>F F <text:s text:c="4"/>V <text:s text:c="5"/>V <text:s text:c="6"/>F</text:p>
      <text:p text:style-name="P65">## 3 F <text:s text:c="4"/>V V <text:s text:c="4"/>F <text:s text:c="5"/>V <text:s text:c="6"/>F</text:p>
      <text:p text:style-name="P66">## 4 F <text:s text:c="4"/>V F <text:s text:c="4"/>V <text:s text:c="5"/>F <text:s text:c="6"/>F</text:p>
      <text:list text:style-name="L62">
        <text:list-item>
          <text:p text:style-name="P67">Performance de operadores lógicos.<text:line-break/></text:p>
          <text:list text:style-name="L63">
            <text:list-item>
              <text:p text:style-name="P68">Para melhorar a performance das consultas, com operadores lógicos, dois casos podem ser avaliados:<text:line-break/></text:p>
              <text:list text:style-name="L64">
                <text:list-item>
                  <text:p text:style-name="P69">No caso <text:span text:style-name="T1">OR</text:span>:<text:line-break/></text:p>
                  <text:list text:style-name="L65">
                    <text:list-item>
                      <text:p text:style-name="P70">Colocar a condição que oferece maior incidencia de verdadeiro na frente.<text:line-break/></text:p>
                    </text:list-item>
                    <text:list-item>
                      <text:p text:style-name="P70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69">No caso <text:span text:style-name="T1">AND</text:span>:<text:line-break/></text:p>
                  <text:list text:style-name="L66">
                    <text:list-item>
                      <text:p text:style-name="P71">Colocar a condição que oference menor inicidencia de verdadeiro na frente.<text:line-break/></text:p>
                    </text:list-item>
                    <text:list-item>
                      <text:p text:style-name="P71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Agregador e funções de agregação - <text:span text:style-name="T1">GROUP BY</text:span><text:bookmark-end text:name="agregador-e-funções-de-agregação---group-by"/></text:h>
      <text:list text:style-name="L67">
        <text:list-item>
          <text:p text:style-name="P72"><text:span text:style-name="T1">COUNT</text:span>(*)<text:line-break/></text:p>
          <text:list text:style-name="L68">
            <text:list-item>
              <text:p text:style-name="P73">Conta o numero de registros.<text:line-break/></text:p>
            </text:list-item>
            <text:list-item>
              <text:p text:style-name="P73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2"><text:span text:style-name="T1">GROUP BY</text:span><text:line-break/></text:p>
          <text:list text:style-name="L69">
            <text:list-item>
              <text:p text:style-name="P74">Agrupa dados em torno de determinado campo.<text:line-break/></text:p>
            </text:list-item>
            <text:list-item>
              <text:p text:style-name="P74">Usar em conjunto com funções de agrupamento, como:<text:line-break/></text:p>
              <text:list text:style-name="L70">
                <text:list-item>
                  <text:p text:style-name="P75"><text:span text:style-name="T1">COUNT</text:span> (*)<text:line-break/>Conta todos os registros.<text:line-break/></text:p>
                </text:list-item>
                <text:list-item>
                  <text:p text:style-name="P75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5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5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5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5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4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4">É possivel agrupar mais de uma coluna de uma vez.<text:line-break/></text:p>
              <text:list text:style-name="L71">
                <text:list-item>
                  <text:p text:style-name="P76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6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Ordenando registros - <text:span text:style-name="T1">ORDER BY</text:span><text:bookmark-end text:name="ordenando-registros---order-by"/></text:h>
      <text:list text:style-name="L72">
        <text:list-item>
          <text:p text:style-name="P77"><text:span text:style-name="T1">ORDER BY</text:span><text:line-break/></text:p>
          <text:list text:style-name="L73">
            <text:list-item>
              <text:p text:style-name="P78">Organiza os dados segundo uma ordem.<text:line-break/></text:p>
            </text:list-item>
            <text:list-item>
              <text:p text:style-name="P78">Por default é ordem crescente, <text:span text:style-name="T1">ASC</text:span>.<text:line-break/></text:p>
            </text:list-item>
            <text:list-item>
              <text:p text:style-name="P78">Para ordem decrescente só adicionar ao final <text:span text:style-name="T1">DESC</text:span>.<text:line-break/></text:p>
            </text:list-item>
            <text:list-item>
              <text:p text:style-name="P78">Utilizado normalmente ao final de <text:span text:style-name="T1">WHERE</text:span> ou <text:span text:style-name="T1">GROUP BY</text:span>.<text:line-break/></text:p>
            </text:list-item>
            <text:list-item>
              <text:p text:style-name="P78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8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8">Também é possivel colocar em ordem, mais de uma coluna de uma vez.<text:line-break/></text:p>
              <text:list text:style-name="L74">
                <text:list-item>
    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Atualizando registros na tabela - <text:span text:style-name="T1">UPDATE</text:span><text:bookmark-end text:name="atualizando-registros-na-tabela---update"/></text:h>
      <text:list text:style-name="L75">
        <text:list-item>
          <text:p text:style-name="P80">Atualizar todos os dados de uma coluna/campo de uma tabela, de uma vez.<text:line-break/></text:p>
          <text:list text:style-name="L76">
            <text:list-item>
              <text:p text:style-name="P81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1">Muito cuidado ao utilizar esse comando assim, pois pode gerar muitos problemas.<text:line-break/></text:p>
            </text:list-item>
            <text:list-item>
              <text:p text:style-name="P8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0">Para atualizar um determinado registro.<text:line-break/></text:p>
          <text:list text:style-name="L77">
            <text:list-item>
              <text:p text:style-name="P82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Deletando registros - <text:span text:style-name="T1">DELETE</text:span><text:bookmark-end text:name="deletando-registros---delete"/></text:h>
      <text:list text:style-name="L78">
        <text:list-item>
          <text:p text:style-name="P83">Deletar todos os registros de uma tabela.<text:line-break/></text:p>
          <text:list text:style-name="L79">
            <text:list-item>
              <text:p text:style-name="P84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3">Deletar apenas determinados registros de uma tabela, usar <text:span text:style-name="T1">DELETE</text:span> em conjunto com filtro <text:span text:style-name="T1">WHERER</text:span>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3">Dicas:<text:line-break/></text:p>
          <text:list text:style-name="L81">
            <text:list-item>
              <text:p text:style-name="P86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6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Transação - <text:span text:style-name="T1">START TRANSACTION</text:span><text:bookmark-end text:name="transação---start-transaction"/></text:h>
      <text:list text:style-name="L82">
        <text:list-item>
          <text:p text:style-name="P87"><text:span text:style-name="T1">START TRANSACTION;</text:span><text:line-break/></text:p>
          <text:list text:style-name="L83">
            <text:list-item>
              <text:p text:style-name="P88">As instruções dentro da transação, que serão avalidadas, ficam identadas dentro da transação.<text:line-break/></text:p>
            </text:list-item>
            <text:list-item>
              <text:p text:style-name="P88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7"><text:span text:style-name="T1">COMMIT;</text:span><text:line-break/></text:p>
          <text:list text:style-name="L84">
            <text:list-item>
              <text:p text:style-name="P89">aceita a transação (<text:span text:style-name="T1">START TRANSACTION;</text:span>). confirma as instruções da transação.<text:line-break/></text:p>
            </text:list-item>
            <text:list-item>
              <text:p text:style-name="P89">Fica fora da identração da instrução <text:span text:style-name="T1">START TRANSACTION</text:span>.<text:line-break/></text:p>
            </text:list-item>
          </text:list>
        </text:list-item>
        <text:list-item>
          <text:p text:style-name="P87"><text:span text:style-name="T1">ROLLBACK;</text:span><text:line-break/></text:p>
          <text:list text:style-name="L85">
            <text:list-item>
              <text:p text:style-name="P90">Nega a transação (<text:span text:style-name="T1">START TRANSACTION;</text:span>). Desfaz as instruções da transação.<text:line-break/></text:p>
            </text:list-item>
            <text:list-item>
              <text:p text:style-name="P90">Instrução para voltar atrás em instruções.<text:line-break/></text:p>
            </text:list-item>
            <text:list-item>
              <text:p text:style-name="P90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Módulo 8 - Modelagem<text:bookmark-end text:name="módulo-8---modelagem"/></text:h>
      <text:h text:style-name="Heading_20_2" text:outline-level="2"><text:bookmark-start text:name="primeira-forma-normal"/>Primeira forma normal<text:bookmark-end text:name="primeira-forma-normal"/></text:h>
      <text:list text:style-name="L86">
        <text:list-item>
          <text:p text:style-name="P91">3 Regras:<text:line-break/></text:p>
          <text:list text:style-name="L87">
            <text:list-item>
              <text:p text:style-name="P92">Todo campo vetorizado se tornará outra tabela.<text:line-break/></text:p>
            </text:list-item>
          </text:list>
          <text:list text:style-name="L88">
            <text:list-item>
              <text:p text:style-name="P93">Campo vetorizado é todo campo que apresenta algo como um vetor dentro dele.<text:line-break/></text:p>
            </text:list-item>
            <text:list-item>
              <text:p text:style-name="P93">Varios dados do mesmo tipo (vetor).<text:line-break/></text:p>
            </text:list-item>
            <text:list-item>
              <text:p text:style-name="P93">Exemplo:<text:line-break/><text:span text:style-name="T2">vetor</text:span> [VERDE, AMARELO, LARANJA,…]<text:line-break/></text:p>
            </text:list-item>
          </text:list>
          <text:list text:style-name="L89">
            <text:list-item>
              <text:p text:style-name="P94">Todo campo multivalorado se tornará outra tabela.<text:line-break/></text:p>
            </text:list-item>
          </text:list>
          <text:list text:style-name="L90">
            <text:list-item>
              <text:p text:style-name="P95">Campo multivalorado é todo campo que apresenta algo como uma lista dentro dele.<text:line-break/></text:p>
            </text:list-item>
            <text:list-item>
              <text:p text:style-name="P95">Diversos dados de tipos diferentes (lista).<text:line-break/></text:p>
            </text:list-item>
            <text:list-item>
              <text:p text:style-name="P95">Exemplo:<text:line-break/><text:span text:style-name="T2">list</text:span> (1, VERDE, CASA, …)<text:line-break/></text:p>
            </text:list-item>
          </text:list>
          <text:list text:style-name="L91">
            <text:list-item>
              <text:p text:style-name="P96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2">
            <text:list-item>
              <text:p text:style-name="P97">Tipos de <text:span text:style-name="T1">CHAVE PRIMARIA</text:span>:<text:line-break/></text:p>
              <text:list text:style-name="L93">
                <text:list-item>
                  <text:p text:style-name="P98">NATURAL<text:line-break/></text:p>
                  <text:list text:style-name="L94">
                    <text:list-item>
                      <text:p text:style-name="P99">Pertence ao registro intrinsecamente.<text:line-break/></text:p>
                    </text:list-item>
                    <text:list-item>
                      <text:p text:style-name="P99">Muito útil, porem pouco confiavel. Depende de terceiros para existir, como o governo por exemplo.<text:line-break/></text:p>
                    </text:list-item>
                    <text:list-item>
                      <text:p text:style-name="P99">Exemplo: CPF.<text:line-break/></text:p>
                    </text:list-item>
                  </text:list>
                </text:list-item>
                <text:list-item>
                  <text:p text:style-name="P98">ARTIFICIAL<text:line-break/></text:p>
                  <text:list text:style-name="L95">
                    <text:list-item>
                      <text:p text:style-name="P100">É criada pelo/para o banco de dados para identificar o registro.<text:line-break/></text:p>
                    </text:list-item>
                    <text:list-item>
                      <text:p text:style-name="P100">Exemplo: ID.<text:line-break/></text:p>
                    </text:list-item>
                    <text:list-item>
                      <text:p text:style-name="P100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Segunda forma normal<text:bookmark-end text:name="segunda-forma-normal"/></text:h>
      <text:h text:style-name="Heading_20_2" text:outline-level="2"><text:bookmark-start text:name="terceira-forma-normal"/>Terceira forma normal<text:bookmark-end text:name="terceira-forma-normal"/></text:h>
      <text:p text:style-name="Pagebreak"/>
      <text:h text:style-name="Heading_20_1" text:outline-level="1"><text:bookmark-start text:name="módulo-9---projeção-seleção-e-junção"/>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PROJEÇÃO<text:bookmark-end text:name="projeção"/></text:h>
      <text:list text:style-name="L96">
        <text:list-item>
          <text:p text:style-name="P101">O primeiro passo de uma consulta é montar o que quer ver na tela - <text:span text:style-name="T1">SELECT</text:span>.<text:line-break/></text:p>
        </text:list-item>
        <text:list-item>
          <text:p text:style-name="P101">É tudo que você quer ver na tela.<text:line-break/></text:p>
        </text:list-item>
        <text:list-item>
          <text:p text:style-name="P101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SELEÇÃO<text:bookmark-end text:name="seleção"/></text:h>
      <text:list text:style-name="L97">
        <text:list-item>
          <text:p text:style-name="P102">O segundo passo de uma consulta é a seleção dos dados de uma consulta - <text:span text:style-name="T1">WHERE</text:span>.<text:line-break/></text:p>
        </text:list-item>
        <text:list-item>
          <text:p text:style-name="P102">É filtrar.<text:line-break/></text:p>
        </text:list-item>
        <text:list-item>
          <text:p text:style-name="P102">Trazer um subconjunto do conjunto total de registros de uma tabela.<text:line-break/></text:p>
        </text:list-item>
        <text:list-item>
          <text:p text:style-name="P102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JUNÇÃO<text:bookmark-end text:name="junção"/></text:h>
      <text:h text:style-name="Heading_20_3" text:outline-level="3"><text:bookmark-start text:name="junção-forma-errada---gambiarra"/>Junção forma errada - gambiarra<text:bookmark-end text:name="junção-forma-errada---gambiarra"/></text:h>
      <text:list text:style-name="L98">
        <text:list-item>
          <text:p text:style-name="P103">Usa seleção como uma forma de juntar tabelas.<text:line-break/></text:p>
        </text:list-item>
        <text:list-item>
          <text:p text:style-name="P103">Como conseguencia:<text:line-break/></text:p>
          <text:list text:style-name="L99">
            <text:list-item>
              <text:p text:style-name="P104">Uso de operadores lógicos para mais criterios de seleção - <text:span text:style-name="T1">WHERE</text:span>.<text:line-break/></text:p>
            </text:list-item>
            <text:list-item>
              <text:p text:style-name="P104">Ineficiencia na pesquisa, maior custo computacional.<text:line-break/></text:p>
            </text:list-item>
          </text:list>
        </text:list-item>
        <text:list-item>
          <text:p text:style-name="P103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junção forma certa - <text:span text:style-name="T1">JOIN</text:span><text:bookmark-end text:name="junção-forma-certa---join"/></text:h>
      <text:list text:style-name="L100">
        <text:list-item>
          <text:p text:style-name="P105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5">Exclui os registros sem par (orfans) na outra tabela - <text:span text:style-name="T1">INNER</text:span>.<text:line-break/></text:p>
        </text:list-item>
        <text:list-item>
          <text:p text:style-name="P105">Admite seleção - <text:span text:style-name="T1">WHERE</text:span> - sem maiores custos computacionais.<text:line-break/></text:p>
        </text:list-item>
        <text:list-item>
          <text:p text:style-name="P10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</text:list-item>
      </text:list>
      <text:p text:style-name="Pagebreak"/>
      <text:h text:style-name="Heading_20_1" text:outline-level="1"><text:bookmark-start text:name="detalhes"/>Detalhes<text:bookmark-end text:name="detalhes"/></text:h>
      <text:list text:style-name="L101">
        <text:list-item>
          <text:p text:style-name="P106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06">O que são e o que fazem os administradores:<text:line-break/></text:p>
          <text:list text:style-name="L102">
            <text:list-item>
              <text:p text:style-name="P107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07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06">Acesso ao <text:span text:style-name="T1">MySQL</text:span> pelo terminal é necessario usar o comando:<text:line-break/>mysql -u root -p<text:line-break/></text:p>
          <text:list text:style-name="L103">
            <text:list-item>
              <text:p text:style-name="P108">Depois colocar a senha.<text:line-break/></text:p>
            </text:list-item>
          </text:list>
        </text:list-item>
        <text:list-item>
          <text:p text:style-name="P106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Módulo 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26T21:29:47Z</meta:creation-date>
    <dc:date>2022-03-26T21:29:47Z</dc:date>
    <meta:user-defined meta:name="date" meta:value-type="string">2022-03-26</meta:user-defined>
    <meta:user-defined meta:name="output" meta:value-type="string"/>
  </office:meta>
</office:document-meta>
</file>